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New" fo:font-weight="bold" officeooo:rsid="0014177c" officeooo:paragraph-rsid="0014177c" style:font-weight-asian="bold" style:font-weight-complex="bold"/>
    </style:style>
    <style:style style:name="P2" style:family="paragraph" style:parent-style-name="Standard">
      <style:text-properties style:font-name="Courier New" fo:font-weight="bold" officeooo:rsid="0014177c" officeooo:paragraph-rsid="0016019c" style:font-weight-asian="bold" style:font-weight-complex="bold"/>
    </style:style>
    <style:style style:name="P3" style:family="paragraph" style:parent-style-name="Standard">
      <style:text-properties style:font-name="Courier New" fo:font-weight="bold" officeooo:rsid="0014177c" officeooo:paragraph-rsid="00184e7c" style:font-weight-asian="bold" style:font-weight-complex="bold"/>
    </style:style>
    <style:style style:name="P4" style:family="paragraph" style:parent-style-name="Standard">
      <style:text-properties style:font-name="Courier New" fo:font-weight="bold" officeooo:rsid="0014177c" officeooo:paragraph-rsid="00196f68" style:font-weight-asian="bold" style:font-weight-complex="bold"/>
    </style:style>
    <style:style style:name="P5" style:family="paragraph" style:parent-style-name="Standard">
      <style:text-properties style:font-name="Courier New" fo:font-weight="bold" officeooo:rsid="0014177c" officeooo:paragraph-rsid="001a440d" style:font-weight-asian="bold" style:font-weight-complex="bold"/>
    </style:style>
    <style:style style:name="P6" style:family="paragraph" style:parent-style-name="Standard">
      <style:text-properties style:font-name="Courier New" fo:font-weight="normal" officeooo:rsid="0014177c" officeooo:paragraph-rsid="0014177c" style:font-weight-asian="normal" style:font-weight-complex="normal"/>
    </style:style>
    <style:style style:name="P7" style:family="paragraph" style:parent-style-name="Standard">
      <style:text-properties style:font-name="Courier New" fo:font-weight="normal" officeooo:rsid="0014177c" officeooo:paragraph-rsid="0016019c" style:font-weight-asian="normal" style:font-weight-complex="normal"/>
    </style:style>
    <style:style style:name="P8" style:family="paragraph" style:parent-style-name="Standard">
      <style:text-properties style:font-name="Courier New" fo:font-weight="normal" officeooo:rsid="0014177c" officeooo:paragraph-rsid="00184e7c" style:font-weight-asian="normal" style:font-weight-complex="normal"/>
    </style:style>
    <style:style style:name="P9" style:family="paragraph" style:parent-style-name="Standard">
      <style:text-properties style:font-name="Courier New" fo:font-weight="normal" officeooo:rsid="0014177c" officeooo:paragraph-rsid="00196f68" style:font-weight-asian="normal" style:font-weight-complex="normal"/>
    </style:style>
    <style:style style:name="P10" style:family="paragraph" style:parent-style-name="Standard">
      <style:text-properties style:font-name="Courier New" fo:font-weight="normal" officeooo:rsid="0014177c" officeooo:paragraph-rsid="001a440d" style:font-weight-asian="normal" style:font-weight-complex="normal"/>
    </style:style>
    <style:style style:name="P11" style:family="paragraph" style:parent-style-name="Standard">
      <style:text-properties style:font-name="Courier New" fo:font-weight="normal" officeooo:rsid="00184e7c" officeooo:paragraph-rsid="00184e7c" style:font-weight-asian="normal" style:font-weight-complex="normal"/>
    </style:style>
    <style:style style:name="P12" style:family="paragraph" style:parent-style-name="Standard">
      <style:text-properties style:font-name="Courier New" fo:font-weight="normal" officeooo:rsid="00184e7c" officeooo:paragraph-rsid="00196f68" style:font-weight-asian="normal" style:font-weight-complex="normal"/>
    </style:style>
    <style:style style:name="P13" style:family="paragraph" style:parent-style-name="Standard">
      <style:text-properties style:font-name="Courier New" fo:font-weight="normal" officeooo:rsid="00196f68" officeooo:paragraph-rsid="00196f68" style:font-weight-asian="normal" style:font-weight-complex="normal"/>
    </style:style>
    <style:style style:name="P14" style:family="paragraph" style:parent-style-name="Standard">
      <style:text-properties style:font-name="Courier New" fo:font-weight="bold" officeooo:rsid="0014177c" officeooo:paragraph-rsid="001a440d" style:font-weight-asian="bold" style:font-weight-complex="bold"/>
    </style:style>
    <style:style style:name="P15" style:family="paragraph" style:parent-style-name="Standard">
      <style:text-properties style:font-name="Courier New" fo:font-weight="normal" officeooo:rsid="001a13d7" officeooo:paragraph-rsid="001c1ead" style:font-weight-asian="normal" style:font-weight-complex="normal"/>
    </style:style>
    <style:style style:name="P16" style:family="paragraph" style:parent-style-name="Standard">
      <style:text-properties style:font-name="Courier New" fo:font-weight="bold" officeooo:rsid="001a13d7" officeooo:paragraph-rsid="001c1ead" style:font-weight-asian="bold" style:font-weight-complex="bold"/>
    </style:style>
    <style:style style:name="T1" style:family="text">
      <style:text-properties officeooo:rsid="0016019c"/>
    </style:style>
    <style:style style:name="T2" style:family="text">
      <style:text-properties officeooo:rsid="001790c9"/>
    </style:style>
    <style:style style:name="T3" style:family="text">
      <style:text-properties officeooo:rsid="00184e7c"/>
    </style:style>
    <style:style style:name="T4" style:family="text">
      <style:text-properties officeooo:rsid="00196f68"/>
    </style:style>
    <style:style style:name="T5" style:family="text">
      <style:text-properties officeooo:rsid="001a440d"/>
    </style:style>
    <style:style style:name="T6" style:family="text">
      <style:text-properties officeooo:rsid="001c1e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text:p>
      <text:p text:style-name="P1"/>
      <text:p text:style-name="P1">PROGRAM 1.1:</text:p>
      <text:p text:style-name="P1"/>
      <text:p text:style-name="P1">Aim:</text:p>
      <text:p text:style-name="P6">To write a PHP script that take in an array of strings and returns the list of unique strings in the parameter array</text:p>
      <text:p text:style-name="P6"/>
      <text:p text:style-name="P6"/>
      <text:p text:style-name="P6"/>
      <text:p text:style-name="P6"/>
      <text:p text:style-name="P6"/>
      <text:p text:style-name="P1">Result:</text:p>
      <text:p text:style-name="P6">Thus the program is executed and output is obtained</text:p>
      <text:p text:style-name="P6"/>
      <text:p text:style-name="P6"/>
      <text:p text:style-name="P2">PROGRAM 1.<text:span text:style-name="T1">2</text:span>:</text:p>
      <text:p text:style-name="P2"/>
      <text:p text:style-name="P2">Aim:</text:p>
      <text:p text:style-name="P7">To write a PHP script that take in an array of <text:span text:style-name="T1">numbers</text:span> and returns <text:span text:style-name="T1">average and median of parameter array</text:span></text:p>
      <text:p text:style-name="P7"/>
      <text:p text:style-name="P7"/>
      <text:p text:style-name="P7"/>
      <text:p text:style-name="P7"/>
      <text:p text:style-name="P7"/>
      <text:p text:style-name="P2">Result:</text:p>
      <text:p text:style-name="P7">Thus the program is executed and output is obtained</text:p>
      <text:p text:style-name="P7"/>
      <text:p text:style-name="P2"/>
      <text:p text:style-name="P2"/>
      <text:p text:style-name="P2">PROGRAM 1.<text:span text:style-name="T1">3</text:span>:</text:p>
      <text:p text:style-name="P2"/>
      <text:p text:style-name="P2">Aim:</text:p>
      <text:p text:style-name="P7">To write a PHP script that take in an array of strings and returns the list of <text:span text:style-name="T1">three strings thta occur most frequently in parameter array.</text:span></text:p>
      <text:p text:style-name="P7"/>
      <text:p text:style-name="P7"/>
      <text:p text:style-name="P7"/>
      <text:p text:style-name="P7"/>
      <text:p text:style-name="P7"/>
      <text:p text:style-name="P2">Result:</text:p>
      <text:p text:style-name="P7">Thus the program is executed and output is obtained</text:p>
      <text:p text:style-name="P7"/>
      <text:p text:style-name="P7"/>
      <text:p text:style-name="P2"/>
      <text:p text:style-name="P2">PROGRAM 1.<text:span text:style-name="T1">4</text:span>:</text:p>
      <text:p text:style-name="P2"/>
      <text:p text:style-name="P2">Aim:</text:p>
      <text:p text:style-name="P7">To write a PHP script that take in an array of <text:span text:style-name="T1">numbers (pass by value) and two arrays (pass by reference). The first pass by </text:span><text:soft-page-break/><text:span text:style-name="T1">reference must have numbers less than zero and second must have numbers greater than 0</text:span></text:p>
      <text:p text:style-name="P7"/>
      <text:p text:style-name="P7"/>
      <text:p text:style-name="P7"/>
      <text:p text:style-name="P7"/>
      <text:p text:style-name="P7"/>
      <text:p text:style-name="P2">Result:</text:p>
      <text:p text:style-name="P7">Thus the program is executed and output is obtained</text:p>
      <text:p text:style-name="P7"/>
      <text:p text:style-name="P2"/>
      <text:p text:style-name="P2"/>
      <text:p text:style-name="P2">PROGRAM 1.<text:span text:style-name="T1">5</text:span>:</text:p>
      <text:p text:style-name="P2"/>
      <text:p text:style-name="P2">Aim:</text:p>
      <text:p text:style-name="P7">To write a PHP script that take in an <text:span text:style-name="T2">string of numbers separated by spaces and returns first four digit number in the string, else return none.</text:span></text:p>
      <text:p text:style-name="P7"/>
      <text:p text:style-name="P7"/>
      <text:p text:style-name="P7"/>
      <text:p text:style-name="P7"/>
      <text:p text:style-name="P7"/>
      <text:p text:style-name="P2">Result:</text:p>
      <text:p text:style-name="P7">Thus the program is executed and output is obtained</text:p>
      <text:p text:style-name="P7"/>
      <text:p text:style-name="P7"/>
      <text:p text:style-name="P7"/>
      <text:p text:style-name="P3">PROGRAM 1.<text:span text:style-name="T1">5</text:span>:</text:p>
      <text:p text:style-name="P3"/>
      <text:p text:style-name="P3">Aim:</text:p>
      <text:p text:style-name="P8">To write a PHP script that take in an <text:span text:style-name="T2">string of numbers separated by spaces and returns first four digit number in the string, else return none.</text:span></text:p>
      <text:p text:style-name="P8"/>
      <text:p text:style-name="P8"/>
      <text:p text:style-name="P8"/>
      <text:p text:style-name="P8"/>
      <text:p text:style-name="P8"/>
      <text:p text:style-name="P3">Result:</text:p>
      <text:p text:style-name="P8">Thus the program is executed and output is obtained</text:p>
      <text:p text:style-name="P7"/>
      <text:p text:style-name="P7"/>
      <text:p text:style-name="P11"/>
      <text:p text:style-name="P3">PROGRAM 1.<text:span text:style-name="T3">6</text:span>:</text:p>
      <text:p text:style-name="P3"/>
      <text:p text:style-name="P3">Aim:</text:p>
      <text:p text:style-name="P8">To write a PHP script that take in <text:span text:style-name="T3">a file variable of a file of text where the words are separated by spaces or colons and returns the word that appears most often in the file</text:span></text:p>
      <text:p text:style-name="P8"/>
      <text:p text:style-name="P8"/>
      <text:p text:style-name="P8"/>
      <text:p text:style-name="P8"><text:soft-page-break/></text:p>
      <text:p text:style-name="P8"/>
      <text:p text:style-name="P3">Result:</text:p>
      <text:p text:style-name="P8">Thus the program is executed and output is obtained</text:p>
      <text:p text:style-name="P8"/>
      <text:p text:style-name="P8"/>
      <text:p text:style-name="P3">PROGRAM 1.<text:span text:style-name="T3">7</text:span>:</text:p>
      <text:p text:style-name="P3"/>
      <text:p text:style-name="P3">Aim:</text:p>
      <text:p text:style-name="P8">To write a PHP script that take in an <text:span text:style-name="T2">string containing words that are delimited on the left by spaces and on the left with spaces, commas, periods or question marks and returns three most common words in the string that has 3 or more letters</text:span></text:p>
      <text:p text:style-name="P8"/>
      <text:p text:style-name="P8"/>
      <text:p text:style-name="P8"/>
      <text:p text:style-name="P8"/>
      <text:p text:style-name="P8"/>
      <text:p text:style-name="P3">Result:</text:p>
      <text:p text:style-name="P8">Thus the program is executed and output is obtained</text:p>
      <text:p text:style-name="P8"/>
      <text:p text:style-name="P3"/>
      <text:p text:style-name="P3"/>
      <text:p text:style-name="P3">PROGRAM <text:span text:style-name="T3">2</text:span>:</text:p>
      <text:p text:style-name="P3"/>
      <text:p text:style-name="P3">Aim:</text:p>
      <text:p text:style-name="P8">To write a<text:span text:style-name="T3">n XHTML document that includes an anchor tag that calls a PHP document. Also write the PHP document, which returns a which returns a randomly chosen greeting of five different greetings. The greetings must be stored as constant strings in the script. A random number between 0 and 4 can be compted by a random function. </text:span></text:p>
      <text:p text:style-name="P8"/>
      <text:p text:style-name="P8"/>
      <text:p text:style-name="P8"/>
      <text:p text:style-name="P8"/>
      <text:p text:style-name="P8"/>
      <text:p text:style-name="P3">Result:</text:p>
      <text:p text:style-name="P8">Thus the program is executed and output is obtained</text:p>
      <text:p text:style-name="P8"/>
      <text:p text:style-name="P8"/>
      <text:p text:style-name="P8"/>
      <text:p text:style-name="P4">PROGRAM <text:span text:style-name="T4">3</text:span>:</text:p>
      <text:p text:style-name="P4"/>
      <text:p text:style-name="P4">Aim:</text:p>
      <text:p text:style-name="P9">To write a<text:span text:style-name="T3">n XHTML document to create a form that collects favorite popular songs, including the name of the song, the composer, and the performing artist or group. The document must call one PHP script where the form is submitted and another to request a current list of survey results.</text:span></text:p>
      <text:p text:style-name="P9"/>
      <text:p text:style-name="P9"/>
      <text:p text:style-name="P9"/>
      <text:p text:style-name="P12"><text:s/></text:p>
      <text:p text:style-name="P9"><text:soft-page-break/></text:p>
      <text:p text:style-name="P9"/>
      <text:p text:style-name="P9"/>
      <text:p text:style-name="P9"/>
      <text:p text:style-name="P9"/>
      <text:p text:style-name="P4">Result:</text:p>
      <text:p text:style-name="P9">Thus the program is executed and output is obtained</text:p>
      <text:p text:style-name="P8"/>
      <text:p text:style-name="P8"/>
      <text:p text:style-name="P8"/>
      <text:p text:style-name="P8"/>
      <text:p text:style-name="P4">PROGRAM <text:span text:style-name="T4">4</text:span>:</text:p>
      <text:p text:style-name="P4"/>
      <text:p text:style-name="P4">Aim:</text:p>
      <text:p text:style-name="P9">To write a<text:span text:style-name="T3">n XHTML document to provide a form that collects names and telephone numbers. The mobile numbers must be in the format +dd-dddd-dddddd. Write a PHP script <text:s/>that checks the submitted mobile number to be sure that it comfirms to the required format</text:span></text:p>
      <text:p text:style-name="P13">and returns a response indicating whether the number was correct. </text:p>
      <text:p text:style-name="P9"/>
      <text:p text:style-name="P9"/>
      <text:p text:style-name="P9"/>
      <text:p text:style-name="P9"/>
      <text:p text:style-name="P9"/>
      <text:p text:style-name="P4">Result:</text:p>
      <text:p text:style-name="P9">Thus the program is executed and output is obtained</text:p>
      <text:p text:style-name="P9"/>
      <text:p text:style-name="P9"/>
      <text:p text:style-name="P9"/>
      <text:p text:style-name="P5">PROGRAM <text:span text:style-name="T5">5</text:span>:</text:p>
      <text:p text:style-name="P5"/>
      <text:p text:style-name="P5">Aim:</text:p>
      <text:p text:style-name="P10">To <text:span text:style-name="T5">modify the PHP script from Exercise 2 to count the number of visitors and display the numbers for each visitor. </text:span></text:p>
      <text:p text:style-name="P10"/>
      <text:p text:style-name="P10"/>
      <text:p text:style-name="P10"/>
      <text:p text:style-name="P10"/>
      <text:p text:style-name="P10"/>
      <text:p text:style-name="P5">Result:</text:p>
      <text:p text:style-name="P10">Thus the program is executed and output is obtained</text:p>
      <text:p text:style-name="P10"/>
      <text:p text:style-name="P10"/>
      <text:p text:style-name="P16">PROGRAM 9:</text:p>
      <text:p text:style-name="P16"/>
      <text:p text:style-name="P16">AIM :</text:p>
      <text:p text:style-name="P15">To implement the following modules using Server Side Scripting (<text:span text:style-name="T6">PHP</text:span>)</text:p>
      <text:p text:style-name="P15">(i) Gathering form data.</text:p>
      <text:p text:style-name="P15">(ii) Querying the database.</text:p>
      <text:p text:style-name="P15">(iii) Response generation.</text:p>
      <text:p text:style-name="P15">(iv) Session management.</text:p>
      <text:p text:style-name="P15">(v) Use MySQL or JDBS or Oracle.</text:p>
      <text:p text:style-name="P15"><text:soft-page-break/></text:p>
      <text:p text:style-name="P15"/>
      <text:p text:style-name="P15"/>
      <text:p text:style-name="P16">Result:</text:p>
      <text:p text:style-name="P15">Thus the program is executed and output is obt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3:01:47.158341253</meta:creation-date>
    <dc:date>2019-02-13T19:28:13.601333734</dc:date>
    <meta:editing-duration>PT15M58S</meta:editing-duration>
    <meta:editing-cycles>4</meta:editing-cycles>
    <meta:generator>LibreOffice/6.0.7.3$Linux_X86_64 LibreOffice_project/00m0$Build-3</meta:generator>
    <meta:document-statistic meta:table-count="0" meta:image-count="0" meta:object-count="0" meta:page-count="5" meta:paragraph-count="73" meta:word-count="630" meta:character-count="3488" meta:non-whitespace-character-count="2925"/>
  </office:meta>
</office:document-meta>
</file>